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ans" svg:font-family="'Liberation Sans'" style:font-family-generic="swiss" style:font-pitch="variable"/>
    <style:font-face style:name="Liberation Sans1" svg:font-family="'Liberation Sans'" style:font-adornments="Жирный" style:font-family-generic="swiss" style:font-pitch="variable"/>
    <style:font-face style:name="Liberation Sans2" svg:font-family="'Liberation Sans'" style:font-adornments="Звичайний" style:font-family-generic="swiss" style:font-pitch="variable"/>
    <style:font-face style:name="Liberation Sans3" svg:font-family="'Liberation Sans'" style:font-adornments="Курсив" style:font-family-generic="swiss" style:font-pitch="variable"/>
    <style:font-face style:name="Liberation Sans4" svg:font-family="'Liberation Sans'" style:font-adornments="Обычный"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automatic-styles>
    <style:style style:name="Таблиця1" style:family="table">
      <style:table-properties style:width="27.601cm" table:align="margins"/>
    </style:style>
    <style:style style:name="Таблиця1.A" style:family="table-column">
      <style:table-column-properties style:column-width="27.601cm" style:rel-column-width="65535*"/>
    </style:style>
    <style:style style:name="Таблиця1.1" style:family="table-row">
      <style:table-row-properties style:min-row-height="15.3cm"/>
    </style:style>
    <style:style style:name="Таблиця1.A1" style:family="table-cell">
      <style:table-cell-properties style:vertical-align="middle" fo:padding="0cm" fo:border="none"/>
    </style:style>
    <style:style style:name="Таблиця2" style:family="table">
      <style:table-properties style:width="27.601cm" fo:break-before="page" table:align="margins"/>
    </style:style>
    <style:style style:name="Таблиця2.A" style:family="table-column">
      <style:table-column-properties style:column-width="27.601cm" style:rel-column-width="65535*"/>
    </style:style>
    <style:style style:name="Таблиця2.1" style:family="table-row">
      <style:table-row-properties style:min-row-height="15.401cm"/>
    </style:style>
    <style:style style:name="Таблиця2.A1" style:family="table-cell">
      <style:table-cell-properties style:vertical-align="middle" fo:padding="0cm" fo:border="none"/>
    </style:style>
    <style:style style:name="P1" style:family="paragraph" style:parent-style-name="Шаблон_3a__20_Заголовок_20_теми">
      <style:paragraph-properties fo:break-before="page"/>
    </style:style>
    <style:style style:name="P2" style:family="paragraph" style:parent-style-name="Standard">
      <style:text-properties fo:font-size="7pt" style:font-size-asian="6.09999990463257pt" style:font-size-complex="7pt"/>
    </style:style>
    <style:style style:name="P3" style:family="paragraph" style:parent-style-name="Шаблон_3a__20_Звичайний_20_текст">
      <style:text-properties officeooo:rsid="0046ff76" officeooo:paragraph-rsid="0046ff76"/>
    </style:style>
    <style:style style:name="P4" style:family="paragraph" style:parent-style-name="Шаблон_3a__20_Regular_20_text" style:list-style-name="L1"/>
    <style:style style:name="P5" style:family="paragraph" style:parent-style-name="Шаблон_3a__20_Regular_20_text" style:list-style-name="L2"/>
    <style:style style:name="T1" style:family="text">
      <style:text-properties officeooo:rsid="0045f987"/>
    </style:style>
    <style:style style:name="T2" style:family="text">
      <style:text-properties officeooo:rsid="00468c03"/>
    </style:style>
    <style:style style:name="T3" style:family="text">
      <style:text-properties officeooo:rsid="0046ff76"/>
    </style:style>
    <style:style style:name="T4" style:family="text">
      <style:text-properties officeooo:rsid="004b6838"/>
    </style:style>
    <style:style style:name="T5" style:family="text">
      <style:text-properties officeooo:rsid="004deaf7"/>
    </style:style>
    <text:list-style style:name="L1">
      <text:list-level-style-number text:level="1" text:style-name="Шаблон_3a__20_Нумерація"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Шаблон_3a__20_Нумерація"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я1" table:style-name="Таблиця1">
        <table:table-column table:style-name="Таблиця1.A"/>
        <table:table-row table:style-name="Таблиця1.1">
          <table:table-cell table:style-name="Таблиця1.A1" office:value-type="string">
            <text:p text:style-name="Шаблон_3a__20_Титульна_20_сторінка_2c__20_назва">Мережеве програмування в середовищі Unix</text:p>
          </table:table-cell>
        </table:table-row>
      </table:table>
      <text:p text:style-name="P2"/>
      <table:table table:name="Таблиця2" table:style-name="Таблиця2">
        <table:table-column table:style-name="Таблиця2.A"/>
        <table:table-row table:style-name="Таблиця2.1">
          <table:table-cell table:style-name="Таблиця2.A1" office:value-type="string">
            <text:p text:style-name="Шаблон_3a__20_Титульна_20_сторінка_2c__20_назва">Вступ</text:p>
          </table:table-cell>
        </table:table-row>
      </table:table>
      <text:p text:style-name="P2"/>
      <text:p text:style-name="P1">Визначення мережевого програмування</text:p>
      <text:p text:style-name="Шаблон_3a__20_Звичайний_20_текст"><text:span text:style-name="Шаблон_3a__20_Термін">Мережеве програмування</text:span> – це програмування, яке має відношення до комп’ютерних мереж. Найчастіше мережеве програмування потребує створення протоколу рівня застосунку та використання цього протоколу в конкретному транспортному протоколі.</text:p>
      <text:p text:style-name="Шаблон_3a__20_Звичайний_20_текст">Мережеве програмування на рівні програм користувача пов’язане з використанням сервісів, які надає ядро. Ці сервіси доступні за допомогою системних викликів. Системні виклики та їхні аргументи визначені програмним інтерфейсом взаємодії між програмами користувача та ядром (application programming interface, API). API для схожих операційних систем (ОС) майже однаковий, документований, його змінюють рідко (системні виклики з помилковою семантикою можуть бути віднесені до застарілих), можуть додавати нові функції до нього. Вчитися мережевому програмуванню на рівні програм користувача можливо для якогось конкретного типу ОС. Набуті знання будуть корисними для мережевого програмування для іншого типу ОС.</text:p>
      <text:p text:style-name="Шаблон_3a__20_Звичайний_20_текст">Мережеве програмування також можливо на рівні ядра. Програмування коду ядра є окремим видом системного програмування, оскільки ядро налаштовує <text:soft-page-break/>апаратне середовище виконання та створює програмне середовище виконання для себе та програм користувача. Під час програмування коду ядра треба враховувати багато вимог, яких нема для програм користувача. Програмний інтерфейс підсистем ядра (kernel programming interface, KPI) часто не документований та може змінюватися. Вчитися системному програмуванню на рівні ядра можливо для якоїсь конкретної ОС, оскільки KPI в різних системах різний, хоча може бути схожим. Набуті знання будуть корисними для системного програмування для іншого типу ядра. Перед вивченням програмування на рівні ядра треба вивчати дисципліну «Операційні системи». Дисципліну, в якій викладають програмування на рівні ядра, може мати назву «Advanced operating systems».</text:p>
      <text:p text:style-name="Шаблон_3a__20_Звичайний_20_текст">Крім використання наявних мережевих та транспортних протоколів програма користувача може реалізувати власний мережевий та/або транспортний протокол. Така програма користувача набуває якостей, які притаманні ядру. Програма користувача може налаштувати мережевих інтерфейсів або налаштовувати таблиці мережевої маршрутизації. Такі задачі не є <text:soft-page-break/>розповсюдженими в мережевому програмуванні, хоча є важливими. Також такі програми потребують використання API, яке є специфічним для конкретної ОС.</text:p>
      <text:p text:style-name="Шаблон_3a__20_Звичайний_20_текст">Просте мережеве програмування (наприклад, відправити один запит та отримати відповідь) не потребує знань системного програмування. Якщо в програмі потрібно мультиплексувати введення-виведення, використовувати асинхронні запити, опрацьовувати мережеві з’єднання в потоках та/або дочірніх процесах, працювати із сигналами й т. ін., то потрібні знання системного програмування.</text:p>
      <text:p text:style-name="Шаблон_3a__20_Звичайний_20_текст">Запропонована дисципліна має назву «Мережеве програмування в середовищі Unix». У цій назві позначено тип ОС, для якої буде викладатися мережеве програмування на рівні програм користувача. Книги, присвячені мережевому програмуванню для якоїсь конкретної ОС, містять інформацію про середовище виконання, яке створює ядро для програм користувача, про системні виклики, які мають відношення до мережевої комунікації, та їхнє використання.</text:p>
      <text:p text:style-name="P1">Що буде викладатися</text:p>
      <text:p text:style-name="Шаблон_3a__20_Звичайний_20_текст">На лекціях викладатиметься мережеве програмування для Unix-подібної ОС на рівні використання системних викликів для взаємодії з ядром (тобто низький рівень мережевого програмування). З темами лекцій можна ознайомитися в змісті. Надається докладна інформація про API в Unix-подібній ОС (з поясненням реалізацій деяких системних викликів в ядрі) для розроблення мережевих програм. Дисципліна не орієнтована на мережеве програмування в якийсь конкретній реалізації Unix-подібної ОС, буде вивчатися переносне мережеве програмування.</text:p>
      <text:p text:style-name="Шаблон_3a__20_Звичайний_20_текст">Пояснення реалізацій деяких системних викликів будуть надані на достатньому рівні для мережевого програмування на рівні програм користувача, але не на достатньому рівні для розуміння вихідних кодів ядер, інакше ця дисципліна називалася б «Операційні системи».</text:p>
      <text:p text:style-name="Шаблон_3a__20_Звичайний_20_текст">Інформація в лекціях не є заміною документації стандартів та API, це не можна зробити на лекціях і в цьому немає сенсу.</text:p>
      <text:p text:style-name="P1">Література</text:p>
      <text:p text:style-name="Шаблон_3a__20_Звичайний_20_текст"><text:span text:style-name="T1">Стандарти POSIX визначені в </text:span><text:span text:style-name="Шаблон_3a__20_Book">Single UNIX Specification, version 4</text:span>.</text:p>
      <text:p text:style-name="Шаблон_3a__20_Звичайний_20_текст">Книги <text:span text:style-name="T2">про </text:span><text:span text:style-name="T3">мережеве</text:span><text:span text:style-name="T2"> програмування в Unix-подібних ОС з використанням API POSIX та альтернативних API.</text:span></text:p>
      <text:list text:style-name="L1">
        <text:list-item>
          <text:p text:style-name="P4">W. Richard Stevens, Bill Fenner, Andrew M. Rudoff, <text:span text:style-name="Шаблон_3a__20_Book">Unix Network Programming, Volume 1</text:span>, 3rd edition.</text:p>
        </text:list-item>
        <text:list-item>
          <text:p text:style-name="P4">Michael Kerrisk, <text:span text:style-name="Шаблон_3a__20_Book">The Linux Programming Interface: A Linux and UNIX System Programming Handbook</text:span>, 1st edition.</text:p>
        </text:list-item>
      </text:list>
      <text:p text:style-name="P3">Книга про мережеві протоколи в комунікаційному домені Internet.</text:p>
      <text:list text:style-name="L2">
        <text:list-item>
          <text:p text:style-name="P5">Kevin R. Fall, W. Richard Stevens, <text:span text:style-name="Шаблон_3a__20_Book">TCP/IP Illustrated: The Protocols, Volume 1</text:span>, 2nd edition.</text:p>
        </text:list-item>
      </text:list>
      <text:p text:style-name="Шаблон_3a__20_Звичайний_20_текст">Також будуть у пригоді стандарт мови програмування, яку ви використовуєте, та man-сторінки для ОС, яку ви використовуєте, та інших ОС для кращого розуміння та порівняння. Зазвичай man-сторінки надають документацію <text:soft-page-break/>розширеного API конкретної ОС, який нема сенсу використовувати в переносному програмуванні, але є сенс використовувати для оптимізації для конкретної ОС.</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ans" svg:font-family="'Liberation Sans'" style:font-family-generic="swiss" style:font-pitch="variable"/>
    <style:font-face style:name="Liberation Sans1" svg:font-family="'Liberation Sans'" style:font-adornments="Жирный" style:font-family-generic="swiss" style:font-pitch="variable"/>
    <style:font-face style:name="Liberation Sans2" svg:font-family="'Liberation Sans'" style:font-adornments="Звичайний" style:font-family-generic="swiss" style:font-pitch="variable"/>
    <style:font-face style:name="Liberation Sans3" svg:font-family="'Liberation Sans'" style:font-adornments="Курсив" style:font-family-generic="swiss" style:font-pitch="variable"/>
    <style:font-face style:name="Liberation Sans4" svg:font-family="'Liberation Sans'" style:font-adornments="Обычный"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3cm" style:type="center"/>
          <style:tab-stop style:position="26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cm" style:type="center"/>
          <style:tab-stop style:position="26cm" style:type="right"/>
        </style:tab-stops>
      </style:paragraph-properties>
    </style:style>
    <style:style style:name="Шаблон_3a__20_Заголовок_20_теми" style:display-name="Шаблон: Заголовок теми" style:family="paragraph" style:next-style-name="Шаблон_3a__20_Звичайний_20_текст">
      <style:paragraph-properties fo:text-align="center" style:justify-single-word="false"/>
      <style:text-properties fo:color="#007070" loext:opacity="100%" style:font-name="Liberation Sans" fo:font-family="'Liberation Sans'" style:font-family-generic="swiss" style:font-pitch="variable" fo:font-size="26pt" fo:font-weight="bold" officeooo:rsid="000891be" style:font-size-asian="26pt" style:font-weight-asian="bold" style:font-size-complex="26pt" style:font-weight-complex="bold"/>
    </style:style>
    <style:style style:name="Шаблон_3a__20_Звичайний_20_текст" style:display-name="Шаблон: Звичайний текст" style:family="paragraph">
      <style:paragraph-properties fo:margin-top="0cm" fo:margin-bottom="0.499cm" style:contextual-spacing="false"/>
      <style:text-properties style:font-name="Liberation Sans" fo:font-family="'Liberation Sans'" style:font-family-generic="swiss" style:font-pitch="variable" fo:font-size="21pt" officeooo:rsid="000f45a1" style:font-size-asian="21pt" style:font-size-complex="2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Шаблон_3a__20_Текст_20_програми" style:display-name="Шаблон: Текст програми" style:family="paragraph">
      <loext:graphic-properties draw:fill="solid" draw:fill-color="#f8f8f8" draw:opacity="100%"/>
      <style:paragraph-properties fo:background-color="#f8f8f8"/>
      <style:text-properties style:font-name="Liberation Mono" fo:font-family="'Liberation Mono'" style:font-family-generic="modern" style:font-pitch="fixed" fo:font-size="14pt" fo:letter-spacing="normal" fo:language="zxx" fo:country="none" officeooo:rsid="000c0a0c" style:font-size-asian="14pt" style:font-size-complex="14pt" style:text-scale="90%"/>
    </style:style>
    <style:style style:name="Шаблон_3a__20_Текст_20_командного_20_інтерпретатора" style:display-name="Шаблон: Текст командного інтерпретатора" style:family="paragraph">
      <loext:graphic-properties draw:fill="solid" draw:fill-color="#f8f8f8" draw:opacity="100%"/>
      <style:paragraph-properties fo:background-color="#f8f8f8"/>
      <style:text-properties style:font-name="Liberation Mono" fo:font-family="'Liberation Mono'" style:font-family-generic="modern" style:font-pitch="fixed" fo:font-size="14pt" fo:letter-spacing="normal" fo:language="zxx" fo:country="none" officeooo:rsid="000c0a0c" style:font-size-asian="14pt" style:font-size-complex="14pt" style:text-scale="90%"/>
    </style:style>
    <style:style style:name="Шаблон_3a__20_Коментар" style:display-name="Шаблон: Коментар" style:family="paragraph">
      <style:text-properties style:font-name="Liberation Sans" fo:font-family="'Liberation Sans'" style:font-family-generic="swiss" style:font-pitch="variable" fo:font-size="16pt" officeooo:rsid="000c0a0c" style:font-size-asian="16pt" style:font-size-complex="16pt"/>
    </style:style>
    <style:style style:name="Шаблон_3a__20_Звичайний_20_текст_20_без_20_відступу" style:display-name="Шаблон: Звичайний текст без відступу" style:family="paragraph" style:parent-style-name="Шаблон_3a__20_Звичайний_20_текст" style:master-page-name="">
      <loext:graphic-properties draw:fill="none" draw:fill-color="#ffffff"/>
      <style:paragraph-properties fo:margin-top="0cm" fo:margin-bottom="0cm" style:contextual-spacing="false" style:page-number="auto" fo:background-color="transparent">
        <style:tab-stops/>
      </style:paragraph-properties>
    </style:style>
    <style:style style:name="Шаблон_3a__20_Topic_20_title" style:display-name="Шаблон: Topic title" style:family="paragraph" style:next-style-name="Шаблон_3a__20_Regular_20_text" style:master-page-name="">
      <style:paragraph-properties fo:text-align="center" style:justify-single-word="false" style:page-number="auto"/>
      <style:text-properties fo:color="#007070" loext:opacity="100%" style:font-name="Liberation Sans4" fo:font-family="'Liberation Sans'" style:font-style-name="Обычный" style:font-family-generic="swiss" style:font-pitch="variable" fo:font-size="26pt" fo:language="en" fo:country="US" fo:font-weight="bold" officeooo:rsid="001ca846" style:font-size-asian="26pt" style:font-weight-asian="bold" style:font-size-complex="26pt" style:font-weight-complex="bold"/>
    </style:style>
    <style:style style:name="Шаблон_3a__20_Regular_20_text" style:display-name="Шаблон: Regular text" style:family="paragraph" style:master-page-name="">
      <style:paragraph-properties fo:margin-top="0cm" fo:margin-bottom="0.499cm" style:contextual-spacing="false" style:page-number="auto"/>
      <style:text-properties style:font-name="Liberation Sans4" fo:font-family="'Liberation Sans'" style:font-style-name="Обычный" style:font-family-generic="swiss" style:font-pitch="variable" fo:font-size="21pt" fo:language="en" fo:country="US" officeooo:rsid="001ca846"/>
    </style:style>
    <style:style style:name="Шаблон_3a__20_Regular_20_text_20_without_20_indentation" style:display-name="Шаблон: Regular text without indentation" style:family="paragraph" style:parent-style-name="Шаблон_3a__20_Regular_20_text">
      <loext:graphic-properties draw:fill="none" draw:fill-color="#ffffff"/>
      <style:paragraph-properties fo:margin-top="0cm" fo:margin-bottom="0cm" style:contextual-spacing="false" fo:background-color="transparent">
        <style:tab-stops/>
      </style:paragraph-properties>
      <style:text-properties style:font-name="Liberation Sans4" fo:font-family="'Liberation Sans'" style:font-style-name="Обычный" style:font-family-generic="swiss" style:font-pitch="variable" fo:font-size="21pt" fo:language="en" fo:country="US" officeooo:rsid="001e6ae1"/>
    </style:style>
    <style:style style:name="Шаблон_3a__20_Comment" style:display-name="Шаблон: Comment" style:family="paragraph" style:master-page-name="">
      <style:paragraph-properties style:page-number="auto"/>
      <style:text-properties style:font-name="Liberation Sans4" fo:font-family="'Liberation Sans'" style:font-style-name="Обычный" style:font-family-generic="swiss" style:font-pitch="variable" fo:font-size="16pt" fo:language="en" fo:country="US" officeooo:rsid="001e6ae1"/>
    </style:style>
    <style:style style:name="Table_20_Contents" style:display-name="Table Contents" style:family="paragraph" style:parent-style-name="Standard" style:class="extra">
      <style:paragraph-properties fo:orphans="0" fo:widows="0" text:number-lines="false" text:line-number="0"/>
    </style:style>
    <style:style style:name="Шаблон_3a__20_Текст_20_програми_2c__20_відступ" style:display-name="Шаблон: Текст програми, відступ" style:family="paragraph" style:parent-style-name="Шаблон_3a__20_Текст_20_програми">
      <style:paragraph-properties fo:margin-top="0cm" fo:margin-bottom="0.499cm" style:contextual-spacing="false"/>
      <style:text-properties fo:letter-spacing="normal" officeooo:rsid="00202775" style:text-scale="90%"/>
    </style:style>
    <style:style style:name="Шаблон_3a__20_Текст_20_командного_20_інтерпретатора_2c__20_відступ" style:display-name="Шаблон: Текст командного інтерпретатора, відступ" style:family="paragraph" style:parent-style-name="Шаблон_3a__20_Текст_20_командного_20_інтерпретатора">
      <style:paragraph-properties fo:margin-top="0cm" fo:margin-bottom="0.499cm" style:contextual-spacing="false"/>
      <style:text-properties fo:letter-spacing="normal" style:text-scale="90%"/>
    </style:style>
    <style:style style:name="Шаблон_3a__20_Запитання_20_та_20_відповідь" style:display-name="Шаблон: Запитання та відповідь" style:family="paragraph" style:parent-style-name="Шаблон_3a__20_Звичайний_20_текст">
      <loext:graphic-properties draw:fill="solid" draw:fill-color="#f1f1f1" draw:opacity="100%"/>
      <style:paragraph-properties fo:background-color="#f1f1f1"/>
      <style:text-properties officeooo:rsid="0035894a"/>
    </style:style>
    <style:style style:name="Шаблон_3a__20_Question_20_and_20_answer" style:display-name="Шаблон: Question and answer" style:family="paragraph" style:parent-style-name="Шаблон_3a__20_Regular_20_text">
      <loext:graphic-properties draw:fill="solid" draw:fill-color="#f1f1f1" draw:opacity="100%"/>
      <style:paragraph-properties fo:background-color="#f1f1f1"/>
      <style:text-properties officeooo:rsid="003713ee"/>
    </style:style>
    <style:style style:name="Шаблон_3a__20_Визначення_20_функції" style:display-name="Шаблон: Визначення функції" style:family="paragraph">
      <loext:graphic-properties draw:fill="solid" draw:fill-color="#f1f1f1" draw:opacity="100%"/>
      <style:paragraph-properties fo:margin-top="0cm" fo:margin-bottom="0cm" style:contextual-spacing="false" fo:background-color="#f1f1f1"/>
      <style:text-properties style:font-name="Liberation Mono" fo:font-family="'Liberation Mono'" style:font-family-generic="modern" style:font-pitch="fixed" fo:font-size="14pt" fo:language="zxx" fo:country="none" officeooo:rsid="00439be8" style:font-size-asian="14pt" style:language-asian="zxx" style:country-asian="none" style:font-size-complex="14pt" style:language-complex="zxx" style:country-complex="none" style:text-scale="90%"/>
    </style:style>
    <style:style style:name="Шаблон_3a__20_Визначення_20_функції_2c__20_відступ" style:display-name="Шаблон: Визначення функції, відступ" style:family="paragraph" style:parent-style-name="Шаблон_3a__20_Визначення_20_функції" style:master-page-name="">
      <style:paragraph-properties fo:margin-top="0cm" fo:margin-bottom="0.499cm" style:contextual-spacing="false" style:page-number="auto"/>
    </style:style>
    <style:style style:name="Шаблон_3a__20_Титульна_20_сторінка_2c__20_назва" style:display-name="Шаблон: Титульна сторінка, назва" style:family="paragraph">
      <style:paragraph-properties fo:text-align="center" style:justify-single-word="false"/>
      <style:text-properties fo:color="#007070" loext:opacity="100%" style:font-name="Liberation Sans2" fo:font-family="'Liberation Sans'" style:font-style-name="Звичайний" style:font-family-generic="swiss" style:font-pitch="variable" fo:font-size="42pt" fo:font-weight="bold" style:font-weight-asian="bold" style:font-weight-complex="bold"/>
    </style:style>
    <style:style style:name="Шаблон_3a__20_Титульна_20_сторінка_2c__20_номер" style:display-name="Шаблон: Титульна сторінка, номер" style:family="paragraph" style:next-style-name="Шаблон_3a__20_Титульна_20_сторінка_2c__20_назва" style:master-page-name="">
      <style:paragraph-properties fo:text-align="center" style:justify-single-word="false" style:page-number="auto"/>
      <style:text-properties fo:color="#007070" loext:opacity="100%" style:font-name="Liberation Sans" fo:font-family="'Liberation Sans'" style:font-family-generic="swiss" style:font-pitch="variable" fo:font-size="42pt" officeooo:rsid="00482388" style:font-size-asian="42pt" style:font-size-complex="42pt"/>
    </style:style>
    <style:style style:name="Шаблон_3a__20_Title_20_page_2c__20_title" style:display-name="Шаблон: Title page, title" style:family="paragraph" style:master-page-name="">
      <style:paragraph-properties fo:text-align="center" style:justify-single-word="false" style:page-number="auto"/>
      <style:text-properties fo:color="#007070" loext:opacity="100%" style:font-name="Liberation Sans2" fo:font-family="'Liberation Sans'" style:font-style-name="Звичайний" style:font-family-generic="swiss" style:font-pitch="variable" fo:font-size="42pt" fo:language="en" fo:country="US" fo:font-weight="bold" style:font-weight-asian="bold" style:font-weight-complex="bold"/>
    </style:style>
    <style:style style:name="Шаблон_3a__20_Title_20_page_2c__20_number" style:display-name="Шаблон: Title page, number" style:family="paragraph" style:next-style-name="Шаблон_3a__20_Title_20_page_2c__20_title" style:master-page-name="">
      <style:paragraph-properties fo:text-align="center" style:justify-single-word="false" style:page-number="auto">
        <style:tab-stops/>
      </style:paragraph-properties>
      <style:text-properties fo:color="#007070" loext:opacity="100%" style:font-name="Liberation Sans2" fo:font-family="'Liberation Sans'" style:font-style-name="Звичайний" style:font-family-generic="swiss" style:font-pitch="variable" fo:font-size="42pt" fo:language="en" fo:country="US" officeooo:rsid="00482388"/>
    </style:style>
    <style:style style:name="Шаблон_3a__20_Термін" style:display-name="Шаблон: Термін" style:family="text">
      <style:text-properties fo:color="#0000b0" loext:opacity="100%" style:font-name="Liberation Sans4" fo:font-family="'Liberation Sans'" style:font-style-name="Обычный" style:font-family-generic="swiss" style:font-pitch="variable" fo:font-size="21pt" fo:font-style="normal" officeooo:rsid="000f45a1" style:font-size-asian="21pt" style:font-style-asian="normal" style:font-size-complex="21pt" style:font-style-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Шаблон_3a__20_Ідентифікатор" style:display-name="Шаблон: Ідентифікатор" style:family="text">
      <style:text-properties style:font-name="Liberation Mono1" fo:font-family="'Liberation Mono'" style:font-style-name="Обычный" style:font-family-generic="modern" style:font-pitch="fixed" fo:font-size="14pt" fo:letter-spacing="normal" fo:language="zxx" fo:country="none" officeooo:rsid="000c0a0c" style:font-size-asian="14pt" style:font-size-complex="14pt" style:text-scale="90%"/>
    </style:style>
    <style:style style:name="Numbering_20_Symbols" style:display-name="Numbering Symbols" style:family="text"/>
    <style:style style:name="Шаблон_3a__20_Шляхове_20_ім_27_я" style:display-name="Шаблон: Шляхове ім'я" style:family="text">
      <style:text-properties style:font-name="Liberation Sans1" fo:font-family="'Liberation Sans'" style:font-style-name="Жирный" style:font-family-generic="swiss" style:font-pitch="variable" fo:font-size="21pt" fo:language="zxx" fo:country="none" fo:font-weight="bold"/>
    </style:style>
    <style:style style:name="Шаблон_3a__20_Шляхове_20_ім_27_я_20_в_20_коментарі" style:display-name="Шаблон: Шляхове ім'я в коментарі" style:family="text">
      <style:text-properties style:font-name="Liberation Sans1" fo:font-family="'Liberation Sans'" style:font-style-name="Жирный" style:font-family-generic="swiss" style:font-pitch="variable" fo:font-size="16pt" fo:language="zxx" fo:country="none" fo:font-weight="bold" officeooo:rsid="001aafb9" style:font-size-asian="16pt" style:font-weight-asian="normal" style:font-size-complex="16pt" style:font-weight-complex="normal"/>
    </style:style>
    <style:style style:name="Шаблон_3a__20_Ідентифікатор_20_опція" style:display-name="Шаблон: Ідентифікатор опція" style:family="text" style:parent-style-name="Шаблон_3a__20_Ідентифікатор">
      <style:text-properties style:font-name="Liberation Mono1" fo:font-family="'Liberation Mono'" style:font-style-name="Обычный" style:font-family-generic="modern" style:font-pitch="fixed" fo:font-size="14pt" fo:letter-spacing="normal" fo:language="zxx" fo:country="none" fo:font-style="italic" officeooo:rsid="000c0a0c" style:font-size-asian="14pt" style:font-size-complex="14pt" style:text-scale="90%"/>
    </style:style>
    <style:style style:name="Шаблон_3a__20_Term" style:display-name="Шаблон: Term" style:family="text">
      <style:text-properties fo:color="#0000b0" loext:opacity="100%" style:font-name="Liberation Sans3" fo:font-family="'Liberation Sans'" style:font-style-name="Курсив" style:font-family-generic="swiss" style:font-pitch="variable" fo:font-size="21pt" fo:language="en" fo:country="US" fo:font-style="normal" officeooo:rsid="001e6ae1" style:font-style-asian="normal" style:font-style-complex="normal"/>
    </style:style>
    <style:style style:name="Шаблон_3a__20_Книга" style:display-name="Шаблон: Книга" style:family="text">
      <style:text-properties style:font-name="Liberation Sans" fo:font-family="'Liberation Sans'" style:font-family-generic="swiss" style:font-pitch="variable" fo:font-size="21pt" fo:font-style="italic" officeooo:rsid="003e6152" style:font-size-asian="21pt" style:font-style-asian="italic" style:font-size-complex="21pt" style:font-style-complex="italic"/>
    </style:style>
    <style:style style:name="Шаблон_3a__20_Book" style:display-name="Шаблон: Book" style:family="text">
      <style:text-properties style:font-name="Liberation Sans4" fo:font-family="'Liberation Sans'" style:font-style-name="Обычный" style:font-family-generic="swiss" style:font-pitch="variable" fo:font-size="21pt" fo:language="en" fo:country="US" fo:font-style="italic" officeooo:rsid="003e6152" style:font-style-asian="italic" style:font-style-complex="italic"/>
    </style:style>
    <style:style style:name="Шаблон_3a__20_Назва" style:display-name="Шаблон: Назва" style:family="text">
      <style:text-properties style:font-name="Liberation Sans" fo:font-family="'Liberation Sans'" style:font-family-generic="swiss" style:font-pitch="variable" fo:font-size="21pt" fo:font-style="italic" officeooo:rsid="0040363e" style:font-size-asian="21pt" style:font-style-asian="italic" style:font-size-complex="21pt" style:font-style-complex="italic"/>
    </style:style>
    <style:style style:name="Шаблон_3a__20_Title" style:display-name="Шаблон: Title" style:family="text">
      <style:text-properties style:font-name="Liberation Sans4" fo:font-family="'Liberation Sans'" style:font-style-name="Обычный" style:font-family-generic="swiss" style:font-pitch="variable" fo:font-size="21pt" fo:language="en" fo:country="US" fo:font-style="italic" officeooo:rsid="003e6152" style:font-style-asian="italic" style:font-style-complex="italic"/>
    </style:style>
    <style:style style:name="Шаблон_3a__20_Нумерація" style:display-name="Шаблон: Нумерація" style:family="text">
      <style:text-properties fo:color="#007070" loext:opacity="100%" style:font-name="Liberation Sans" fo:font-family="'Liberation Sans'" style:font-family-generic="swiss" style:font-pitch="variable" fo:font-size="21pt" fo:language="zxx" fo:country="none" fo:font-weight="bold" officeooo:rsid="00497ce5" style:font-size-asian="21pt" style:font-weight-asian="bold" style:font-size-complex="21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8cm" fo:page-height="15.75cm" style:num-format="1" style:print-orientation="landscape" fo:margin-top="0cm" fo:margin-bottom="0cm" fo:margin-left="0.199cm" fo:margin-right="0.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5.75cm" fo:page-height="28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8cm" fo:page-height="15.7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22:56:16.417371787</meta:creation-date>
    <dc:date>2024-04-08T20:47:06.185224531</dc:date>
    <meta:editing-duration>PT1H43M28S</meta:editing-duration>
    <meta:editing-cycles>27</meta:editing-cycles>
    <meta:generator>LibreOffice/24.2.5.2$Linux_X86_64 LibreOffice_project/420$Build-2</meta:generator>
    <meta:document-statistic meta:table-count="2" meta:image-count="0" meta:object-count="0" meta:page-count="8" meta:paragraph-count="21" meta:word-count="650" meta:character-count="5036" meta:non-whitespace-character-count="4409"/>
  </office:meta>
</office:document-meta>
</file>